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36cm" fo:min-width="2.537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553cm" fo:min-width="0.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76cm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403cm" fo:min-width="0.776cm"/>
    </style:style>
    <style:style style:name="gr7" style:family="graphic" style:parent-style-name="standard">
      <style:graphic-properties draw:textarea-horizontal-align="justify" draw:textarea-vertical-align="middle" draw:auto-grow-height="false" fo:min-height="2.716cm" fo:min-width="2.537cm"/>
    </style:style>
    <style:style style:name="gr8" style:family="graphic" style:parent-style-name="standard">
      <style:graphic-properties draw:textarea-horizontal-align="justify" draw:textarea-vertical-align="middle" draw:auto-grow-height="false" fo:min-height="0.231cm" fo:min-width="1.674cm"/>
    </style:style>
    <style:style style:name="gr9" style:family="graphic" style:parent-style-name="objectwithoutfill">
      <style:graphic-properties svg:stroke-width="0.102cm" svg:stroke-color="#ff0066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0" style:family="graphic" style:parent-style-name="standard" style:list-style-name="L2">
      <style:graphic-properties draw:stroke="solid" svg:stroke-width="0.102cm" svg:stroke-color="#ff0066" draw:marker-start="" draw:marker-start-width="0.356cm" draw:marker-start-center="false" draw:marker-end="" draw:marker-end-width="0.356cm" draw:marker-end-center="false" draw:fill="none" draw:fill-color="#729fcf" draw:textarea-horizontal-align="justify" draw:textarea-vertical-align="middle" fo:padding-top="0.176cm" fo:padding-bottom="0.176cm" fo:padding-left="0.301cm" fo:padding-right="0.301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102cm" svg:stroke-color="#ff0066" draw:marker-start="" draw:marker-start-width="0.356cm" draw:marker-start-center="false" draw:marker-end="" draw:marker-end-width="0.356cm" draw:marker-end-center="false" draw:fill="none" draw:fill-color="#729fcf" draw:textarea-horizontal-align="justify" draw:textarea-vertical-align="middle" fo:padding-top="0.176cm" fo:padding-bottom="0.176cm" fo:padding-left="0.301cm" fo:padding-right="0.301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102cm" svg:stroke-color="#ff0066" draw:marker-start="" draw:marker-start-width="0.356cm" draw:marker-start-center="false" draw:marker-end="" draw:marker-end-width="0.356cm" draw:marker-end-center="false" draw:fill="none" draw:fill-color="#729fcf" draw:textarea-horizontal-align="justify" draw:textarea-vertical-align="middle" fo:padding-top="0.176cm" fo:padding-bottom="0.176cm" fo:padding-left="0.301cm" fo:padding-right="0.301cm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5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93cm"/>
      <style:paragraph-properties style:writing-mode="lr-tb"/>
    </style:style>
    <style:style style:name="gr15" style:family="graphic" style:parent-style-name="objectwithoutfill">
      <style:graphic-properties draw:stroke="dash" draw:stroke-dash="dashed-2" draw:fill="none" draw:textarea-vertical-align="middle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9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2" style:family="graphic" style:parent-style-name="objectwithoutfill">
      <style:graphic-properties svg:stroke-width="0.102cm" svg:stroke-color="#cc00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fo:min-height="3.004cm"/>
      <style:paragraph-properties style:writing-mode="lr-tb"/>
    </style:style>
    <style:style style:name="gr24" style:family="graphic" style:parent-style-name="objectwithoutfill">
      <style:graphic-properties svg:stroke-width="0.102cm" svg:stroke-color="#66ff66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svg:stroke-color="#009933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fo:min-height="1.7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fo:color="#66ff66" loext:opacity="100%"/>
    </style:style>
    <style:style style:name="P8" style:family="paragraph">
      <loext:graphic-properties draw:fill="none" draw:fill-color="#ffffff"/>
      <style:text-properties fo:color="#66ff66" loext:opacity="100%"/>
    </style:style>
    <style:style style:name="P9" style:family="paragraph">
      <style:text-properties fo:color="#009933" loext:opacity="100%"/>
    </style:style>
    <style:style style:name="P10" style:family="paragraph">
      <loext:graphic-properties draw:fill="none" draw:fill-color="#ffffff"/>
      <style:text-properties fo:color="#009933" loext:opacity="100%"/>
    </style:style>
    <style:style style:name="T1" style:family="text">
      <style:text-properties fo:color="#66ff66" loext:opacity="100%"/>
    </style:style>
    <style:style style:name="T2" style:family="text">
      <style:text-properties fo:font-variant="normal" fo:text-transform="none" fo:color="#66ff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/>
    </style:style>
    <style:style style:name="T5" style:family="text">
      <style:text-properties fo:color="#009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37cm" svg:height="4.286cm" svg:x="17.179cm" svg:y="2.0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8cm" svg:height="1.135cm" svg:x="17.761cm" svg:y="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486cm" svg:y1="3.456cm" svg:x2="18.428cm" svg:y2="3.357cm">
          <text:p/>
        </draw:line>
        <draw:line draw:style-name="gr4" draw:text-style-name="P3" draw:layer="layout" svg:x1="8.965cm" svg:y1="6.906cm" svg:x2="18.365cm" svg:y2="3.357cm">
          <text:p/>
        </draw:line>
        <draw:frame draw:style-name="gr5" draw:text-style-name="P4" draw:layer="layout" svg:width="2.507cm" svg:height="1.726cm" svg:x="13.938cm" svg:y="3.5cm">
          <draw:text-box>
            <text:p>Rh</text:p>
          </draw:text-box>
        </draw:frame>
        <draw:line draw:style-name="gr4" draw:text-style-name="P3" draw:layer="layout" svg:x1="3.407cm" svg:y1="8.992cm" svg:x2="8.934cm" svg:y2="6.905cm">
          <text:p/>
        </draw:line>
        <draw:line draw:style-name="gr3" draw:text-style-name="P3" draw:layer="layout" svg:x1="3.455cm" svg:y1="3.451cm" svg:x2="3.455cm" svg:y2="8.929cm">
          <text:p/>
        </draw:line>
        <draw:custom-shape draw:style-name="gr6" draw:text-style-name="P2" draw:layer="layout" svg:width="1.276cm" svg:height="0.653cm" draw:transform="rotate (0.391302818297129) translate (14.023cm 4.7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6cm" svg:height="0.653cm" draw:transform="rotate (0.391302818297129) translate (8.357cm 6.874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35cm" svg:y1="4.069cm" svg:x2="4.119cm" svg:y2="4.053cm">
          <text:p/>
        </draw:line>
        <draw:line draw:style-name="gr3" draw:text-style-name="P3" draw:layer="layout" svg:x1="4.086cm" svg:y1="4.085cm" svg:x2="4.103cm" svg:y2="3.483cm">
          <text:p/>
        </draw:line>
        <draw:frame draw:style-name="gr5" draw:text-style-name="P4" draw:layer="layout" svg:width="3.76cm" svg:height="1.726cm" svg:x="2.492cm" svg:y="9.052cm">
          <draw:text-box>
            <text:p>(Tx, Ty, Tz)</text:p>
          </draw:text-box>
        </draw:frame>
        <draw:frame draw:style-name="gr5" draw:text-style-name="P4" draw:layer="layout" svg:width="2.507cm" svg:height="1.726cm" svg:x="2.198cm" svg:y="5.373cm">
          <draw:text-box>
            <text:p>Tz</text:p>
          </draw:text-box>
        </draw:frame>
        <draw:frame draw:style-name="gr5" draw:text-style-name="P4" draw:layer="layout" svg:width="2.507cm" svg:height="1.726cm" svg:x="9.639cm" svg:y="2.345cm">
          <draw:text-box>
            <text:p>Tx</text:p>
          </draw:text-box>
        </draw:frame>
        <draw:custom-shape draw:style-name="gr7" draw:text-style-name="P1" draw:layer="layout" svg:width="3.037cm" svg:height="2.966cm" svg:x="17.179cm" svg:y="19.4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6cm" svg:height="0.653cm" draw:transform="rotate (0.0174532925199433) translate (17.177cm 18.77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174cm" svg:height="0.481cm" svg:x="16.202cm" svg:y="18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174cm" svg:height="0.481cm" draw:transform="rotate (1.5707963267949) translate (16.203cm 18.22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8cm" svg:height="1.135cm" svg:x="14.932cm" svg:y="15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8cm" svg:height="1.135cm" svg:x="10.256cm" svg:y="1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13cm" svg:y1="16.394cm" svg:x2="10.853cm" svg:y2="14.701cm">
          <text:p/>
        </draw:line>
        <draw:line draw:style-name="gr3" draw:text-style-name="P3" draw:layer="layout" svg:x1="3.771cm" svg:y1="21.244cm" svg:x2="10.872cm" svg:y2="14.663cm">
          <text:p/>
        </draw:line>
        <draw:line draw:style-name="gr9" draw:text-style-name="P3" draw:layer="layout" svg:x1="2.848cm" svg:y1="21.552cm" svg:x2="17.876cm" svg:y2="21.417cm">
          <text:p/>
        </draw:line>
        <draw:line draw:style-name="gr10" draw:text-style-name="P5" draw:layer="layout" svg:x1="15.567cm" svg:y1="20.359cm" svg:x2="17.78cm" svg:y2="20.359cm">
          <text:p/>
        </draw:line>
        <draw:line draw:style-name="gr11" draw:text-style-name="P5" draw:layer="layout" svg:x1="10.91cm" svg:y1="16.529cm" svg:x2="15.587cm" svg:y2="16.51cm">
          <text:p/>
        </draw:line>
        <draw:line draw:style-name="gr12" draw:text-style-name="P5" draw:layer="layout" svg:x1="2.751cm" svg:y1="20.128cm" svg:x2="10.872cm" svg:y2="20.069cm">
          <text:p/>
        </draw:line>
        <draw:frame draw:style-name="gr13" draw:text-style-name="P4" draw:layer="layout" svg:width="1.655cm" svg:height="0.962cm" svg:x="12.988cm" svg:y="15.663cm">
          <draw:text-box>
            <text:p>Rk</text:p>
          </draw:text-box>
        </draw:frame>
        <draw:line draw:style-name="gr3" draw:text-style-name="P3" draw:layer="layout" svg:x1="2.751cm" svg:y1="20.07cm" svg:x2="10.756cm" svg:y2="14.778cm">
          <text:p/>
        </draw:line>
        <draw:frame draw:style-name="gr14" draw:text-style-name="P4" draw:layer="layout" svg:width="1.655cm" svg:height="0.962cm" svg:x="6.098cm" svg:y="17.453cm">
          <draw:text-box>
            <text:p>17</text:p>
          </draw:text-box>
        </draw:frame>
        <draw:line draw:style-name="gr15" draw:text-style-name="P3" draw:layer="layout" svg:x1="10.91cm" svg:y1="14.874cm" svg:x2="6.465cm" svg:y2="20.686cm">
          <text:p/>
        </draw:line>
        <draw:line draw:style-name="gr16" draw:text-style-name="P3" draw:layer="layout" svg:x1="10.93cm" svg:y1="17.491cm" svg:x2="9.159cm" svg:y2="16.952cm">
          <text:p/>
        </draw:line>
        <draw:frame draw:style-name="gr13" draw:text-style-name="P4" draw:layer="layout" svg:width="1.655cm" svg:height="0.962cm" svg:x="9.371cm" svg:y="17.318cm">
          <draw:text-box>
            <text:p>-Rk</text:p>
          </draw:text-box>
        </draw:frame>
        <draw:frame draw:style-name="gr13" draw:text-style-name="P4" draw:layer="layout" svg:width="1.655cm" svg:height="0.962cm" svg:x="15.72cm" svg:y="19.319cm">
          <draw:text-box>
            <text:p>2.5</text:p>
          </draw:text-box>
        </draw:frame>
        <draw:frame draw:style-name="gr14" draw:text-style-name="P4" draw:layer="layout" svg:width="1.655cm" svg:height="0.962cm" svg:x="3.998cm" svg:y="17.954cm">
          <draw:text-box>
            <text:p>11</text:p>
          </draw:text-box>
        </draw:frame>
        <draw:frame draw:style-name="gr17" draw:text-style-name="P4" draw:layer="layout" svg:width="1.655cm" svg:height="0.962cm" svg:x="12.602cm" svg:y="14.605cm">
          <draw:text-box>
            <text:p>7.5</text:p>
          </draw:text-box>
        </draw:frame>
        <draw:frame draw:style-name="gr18" draw:text-style-name="P4" draw:layer="layout" svg:width="6.359cm" svg:height="1.673cm" svg:x="13.512cm" svg:y="12.467cm">
          <draw:text-box>
            <text:p>cos(Rk) = (X2 / 7.5)</text:p>
            <text:p>X2 = cos(Rk) * 7.5</text:p>
          </draw:text-box>
        </draw:frame>
        <draw:frame draw:style-name="gr19" draw:text-style-name="P4" draw:layer="layout" svg:width="1.663cm" svg:height="0.962cm" svg:x="12.132cm" svg:y="16.567cm">
          <draw:text-box>
            <text:p>X2</text:p>
          </draw:text-box>
        </draw:frame>
        <draw:frame draw:style-name="gr17" draw:text-style-name="P4" draw:layer="layout" svg:width="1.655cm" svg:height="0.962cm" svg:x="7.753cm" svg:y="19.896cm">
          <draw:text-box>
            <text:p>X3</text:p>
          </draw:text-box>
        </draw:frame>
        <draw:frame draw:style-name="gr20" draw:text-style-name="P4" draw:layer="layout" svg:width="9.545cm" svg:height="2.384cm" svg:x="3.193cm" svg:y="22.166cm">
          <draw:text-box>
            <text:p>sin(-Rk + Ra + 17) <text:s/>= (X3 / 11)</text:p>
            <text:p>X3 = sin(-Rk + Ra +17) * 11</text:p>
          </draw:text-box>
        </draw:frame>
        <draw:line draw:style-name="gr15" draw:text-style-name="P3" draw:layer="layout" svg:x1="10.968cm" svg:y1="14.682cm" svg:x2="10.93cm" svg:y2="22.11cm">
          <text:p/>
        </draw:line>
        <draw:line draw:style-name="gr16" draw:text-style-name="P3" draw:layer="layout" svg:x1="8.755cm" svg:y1="17.568cm" svg:x2="8.178cm" svg:y2="17.126cm">
          <text:p/>
        </draw:line>
        <draw:frame draw:style-name="gr21" draw:text-style-name="P4" draw:layer="layout" svg:width="1.655cm" svg:height="0.962cm" svg:x="7.35cm" svg:y="17.376cm">
          <draw:text-box>
            <text:p>Ra</text:p>
          </draw:text-box>
        </draw:frame>
        <draw:line draw:style-name="gr22" draw:text-style-name="P3" draw:layer="layout" svg:x1="18.665cm" svg:y1="3.387cm" svg:x2="3.463cm" svg:y2="9.121cm">
          <text:p/>
        </draw:line>
        <draw:line draw:style-name="gr22" draw:text-style-name="P3" draw:layer="layout" svg:x1="3.425cm" svg:y1="3.175cm" svg:x2="18.299cm" svg:y2="3.194cm">
          <text:p/>
        </draw:line>
        <draw:frame draw:style-name="gr23" draw:text-style-name="P4" draw:layer="layout" svg:width="9.353cm" svg:height="3.254cm" svg:x="9.985cm" svg:y="7.753cm">
          <draw:text-box>
            <text:p>cos(Rh) = adj / hypotenus</text:p>
            <text:p><text:s text:c="14"/>= Tx / (X1 + X2 + X3)</text:p>
            <text:p>Tx = cos(Rh) * (X1 +X2 + X3)</text:p>
          </draw:text-box>
        </draw:frame>
        <draw:line draw:style-name="gr24" draw:text-style-name="P3" draw:layer="layout" svg:x1="10.785cm" svg:y1="14.87cm" svg:x2="10.824cm" svg:y2="16.525cm">
          <text:p/>
        </draw:line>
        <draw:line draw:style-name="gr25" draw:text-style-name="P3" draw:layer="layout" svg:x1="11.372cm" svg:y1="16.625cm" svg:x2="11.372cm" svg:y2="20.012cm">
          <text:p/>
        </draw:line>
        <draw:line draw:style-name="gr24" draw:text-style-name="P3" draw:layer="layout" svg:x1="11.103cm" svg:y1="19.993cm" svg:x2="11.122cm" svg:y2="14.855cm">
          <text:p/>
        </draw:line>
        <draw:frame draw:style-name="gr26" draw:text-style-name="P4" draw:layer="layout" svg:width="8.389cm" svg:height="3.806cm" svg:x="1.784cm" svg:y="12.721cm">
          <draw:text-box>
            <text:p>cos(-Rk+Ra+17) = (<text:span text:style-name="T1">Yb</text:span> / 11)</text:p>
            <text:p text:style-name="P6"><text:span text:style-name="T2">Yb</text:span><text:span text:style-name="T3">=</text:span><text:span text:style-name="T4">cos(-Rk+Ra+17) * 11</text:span></text:p>
            <text:p text:style-name="P6"><text:span text:style-name="T5">Y</text:span><text:span text:style-name="T4">=</text:span><text:span text:style-name="T5"> </text:span><text:span text:style-name="T1">Yb - Yl</text:span></text:p>
            <text:p text:style-name="P6"><text:span text:style-name="T4">sin(Rk) =</text:span><text:span text:style-name="T1"> Yl </text:span><text:span text:style-name="T4">/ 7.5</text:span></text:p>
            <text:p text:style-name="P6"><text:span text:style-name="T1">Yl</text:span><text:span text:style-name="T4"> = sin(Rk) * 7.5</text:span><text:span text:style-name="T1"> </text:span></text:p>
          </draw:text-box>
        </draw:frame>
        <draw:frame draw:style-name="gr14" draw:text-style-name="P8" draw:layer="layout" svg:width="1.655cm" svg:height="0.962cm" svg:x="9.671cm" svg:y="15.371cm">
          <draw:text-box>
            <text:p text:style-name="P7"><text:span text:style-name="T1">Yl</text:span></text:p>
          </draw:text-box>
        </draw:frame>
        <draw:frame draw:style-name="gr14" draw:text-style-name="P8" draw:layer="layout" svg:width="1.655cm" svg:height="0.962cm" svg:x="9.933cm" svg:y="18.596cm">
          <draw:text-box>
            <text:p text:style-name="P7"><text:span text:style-name="T1">Yb</text:span></text:p>
          </draw:text-box>
        </draw:frame>
        <draw:frame draw:style-name="gr19" draw:text-style-name="P10" draw:layer="layout" svg:width="1.663cm" svg:height="0.962cm" svg:x="11.26cm" svg:y="18.244cm">
          <draw:text-box>
            <text:p text:style-name="P9"><text:span text:style-name="T5">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9T12:55:23.336000000</meta:creation-date>
    <dc:date>2021-09-29T15:00:18.280000000</dc:date>
    <meta:editing-duration>PT6M46S</meta:editing-duration>
    <meta:editing-cycles>1</meta:editing-cycles>
    <meta:document-statistic meta:object-count="52"/>
    <meta:generator>LibreOffice/7.1.4.2$Windows_X86_64 LibreOffice_project/a529a4fab45b75fefc5b6226684193eb000654f6</meta:generator>
  </office:meta>
</office:document-meta>
</file>